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D000000C8AD0E5595.jpg" manifest:media-type="image/jpeg"/>
  <manifest:file-entry manifest:full-path="Pictures/200000090000144300001C298EF624B7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yriad Pro" svg:font-family="'Myriad Pro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Myriad Pro1" svg:font-family="'Myriad Pro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a2" style:family="table" style:master-page-name="MP0">
      <style:table-properties style:width="7.384in" style:page-number="auto" table:align="center"/>
    </style:style>
    <style:style style:name="Tabla2.A" style:family="table-column">
      <style:table-column-properties style:column-width="1.6076in"/>
    </style:style>
    <style:style style:name="Tabla2.B" style:family="table-column">
      <style:table-column-properties style:column-width="5.7764in"/>
    </style:style>
    <style:style style:name="Tabla2.A1" style:family="table-cell">
      <style:table-cell-properties style:vertical-align="middle" fo:padding-left="0.075in" fo:padding-right="0.075in" fo:padding-top="0in" fo:padding-bottom="0in" fo:border="0.5pt dotted #000000" style:writing-mode="lr-tb"/>
    </style:style>
    <style:style style:name="Tabla2.2" style:family="table-row">
      <style:table-row-properties style:min-row-height="0.2764in"/>
    </style:style>
    <style:style style:name="Tabla2.4" style:family="table-row">
      <style:table-row-properties style:min-row-height="0.0472in"/>
    </style:style>
    <style:style style:name="Tabla2.5" style:family="table-row">
      <style:table-row-properties style:min-row-height="0.1868in"/>
    </style:style>
    <style:style style:name="Tabla2.15" style:family="table-row">
      <style:table-row-properties style:min-row-height="0.4681in"/>
    </style:style>
    <style:style style:name="Tabla2.17" style:family="table-row">
      <style:table-row-properties style:min-row-height="0.2507in"/>
    </style:style>
    <style:style style:name="Tabla2.22" style:family="table-row">
      <style:table-row-properties style:min-row-height="0.4799in"/>
    </style:style>
    <style:style style:name="Tabla2.24" style:family="table-row">
      <style:table-row-properties style:min-row-height="0.0847in"/>
    </style:style>
    <style:style style:name="Tabla2.26" style:family="table-row">
      <style:table-row-properties style:min-row-height="0.0625in"/>
    </style:style>
    <style:style style:name="Tabla2.27" style:family="table-row">
      <style:table-row-properties style:min-row-height="0.1743in"/>
    </style:style>
    <style:style style:name="TDESEMBOLSOS" style:family="table">
      <style:table-properties style:width="5.6264in" fo:margin-top="0.05in" fo:margin-bottom="0.1in" table:align="margins"/>
    </style:style>
    <style:style style:name="TDESEMBOLSOS.A" style:family="table-column">
      <style:table-column-properties style:column-width="2.8125in" style:rel-column-width="4050*"/>
    </style:style>
    <style:style style:name="TDESEMBOLSOS.B" style:family="table-column">
      <style:table-column-properties style:column-width="1.1875in" style:rel-column-width="1710*"/>
    </style:style>
    <style:style style:name="TDESEMBOLSOS.C" style:family="table-column">
      <style:table-column-properties style:column-width="1.6264in" style:rel-column-width="2342*"/>
    </style:style>
    <style:style style:name="TDESEMBOLSOS.A1" style:family="table-cell">
      <style:table-cell-properties fo:padding="0.0382in" fo:border-left="0.05pt solid #000000" fo:border-right="none" fo:border-top="0.05pt solid #000000" fo:border-bottom="0.05pt solid #000000"/>
    </style:style>
    <style:style style:name="TDESEMBOLSOS.B1" style:family="table-cell">
      <style:table-cell-properties fo:padding="0.0382in" fo:border-left="none" fo:border-right="none" fo:border-top="0.05pt solid #000000" fo:border-bottom="0.05pt solid #000000"/>
    </style:style>
    <style:style style:name="TDESEMBOLSOS.C1" style:family="table-cell">
      <style:table-cell-properties fo:padding="0.0382in" fo:border-left="none" fo:border-right="0.05pt solid #000000" fo:border-top="0.05pt solid #000000" fo:border-bottom="0.05pt solid #000000"/>
    </style:style>
    <style:style style:name="INFORMESNARRATIVOS" style:family="table">
      <style:table-properties style:width="5.6264in" fo:margin-top="0.1in" fo:margin-bottom="0.1in" table:align="margins"/>
    </style:style>
    <style:style style:name="INFORMESNARRATIVOS.A" style:family="table-column">
      <style:table-column-properties style:column-width="4.4375in" style:rel-column-width="6390*"/>
    </style:style>
    <style:style style:name="INFORMESNARRATIVOS.B" style:family="table-column">
      <style:table-column-properties style:column-width="1.1889in" style:rel-column-width="1712*"/>
    </style:style>
    <style:style style:name="INFORMESNARRATIVOS.A1" style:family="table-cell">
      <style:table-cell-properties fo:padding="0.0382in" fo:border-left="0.05pt solid #000000" fo:border-right="none" fo:border-top="0.05pt solid #000000" fo:border-bottom="0.05pt solid #000000"/>
    </style:style>
    <style:style style:name="INFORMESNARRATIVOS.B1" style:family="table-cell">
      <style:table-cell-properties fo:padding="0.0382in" fo:border-left="none" fo:border-right="0.05pt solid #000000" fo:border-top="0.05pt solid #000000" fo:border-bottom="0.05pt solid #000000"/>
    </style:style>
    <style:style style:name="INFORMESFINANCIEROS" style:family="table">
      <style:table-properties style:width="5.6264in" fo:margin-top="0.1in" fo:margin-bottom="0.1in" table:align="margins"/>
    </style:style>
    <style:style style:name="INFORMESFINANCIEROS.A" style:family="table-column">
      <style:table-column-properties style:column-width="4.4375in" style:rel-column-width="6390*"/>
    </style:style>
    <style:style style:name="INFORMESFINANCIEROS.B" style:family="table-column">
      <style:table-column-properties style:column-width="1.1889in" style:rel-column-width="1712*"/>
    </style:style>
    <style:style style:name="INFORMESFINANCIEROS.A1" style:family="table-cell">
      <style:table-cell-properties fo:padding="0.0382in" fo:border-left="0.05pt solid #000000" fo:border-right="none" fo:border-top="0.05pt solid #000000" fo:border-bottom="0.05pt solid #000000"/>
    </style:style>
    <style:style style:name="INFORMESFINANCIEROS.B1" style:family="table-cell">
      <style:table-cell-properties fo:padding="0.0382in" fo:border-left="none" fo:border-right="0.05pt solid #000000" fo:border-top="0.05pt solid #000000" fo:border-bottom="0.05pt solid #000000"/>
    </style:style>
    <style:style style:name="INFORMESAUDITORIAS" style:family="table">
      <style:table-properties style:width="5.6264in" fo:margin-top="0.1in" fo:margin-bottom="0.1in" table:align="margins"/>
    </style:style>
    <style:style style:name="INFORMESAUDITORIAS.A" style:family="table-column">
      <style:table-column-properties style:column-width="4.4375in" style:rel-column-width="6390*"/>
    </style:style>
    <style:style style:name="INFORMESAUDITORIAS.B" style:family="table-column">
      <style:table-column-properties style:column-width="1.1889in" style:rel-column-width="1712*"/>
    </style:style>
    <style:style style:name="INFORMESAUDITORIAS.A1" style:family="table-cell">
      <style:table-cell-properties fo:padding="0.0382in" fo:border-left="0.05pt solid #000000" fo:border-right="none" fo:border-top="0.05pt solid #000000" fo:border-bottom="0.05pt solid #000000"/>
    </style:style>
    <style:style style:name="INFORMESAUDITORIAS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a3" style:family="table">
      <style:table-properties style:width="7.2403in" table:align="center"/>
    </style:style>
    <style:style style:name="Tabla3.A" style:family="table-column">
      <style:table-column-properties style:column-width="1.8639in"/>
    </style:style>
    <style:style style:name="Tabla3.B" style:family="table-column">
      <style:table-column-properties style:column-width="5.3764in"/>
    </style:style>
    <style:style style:name="Tabla3.A1" style:family="table-cell">
      <style:table-cell-properties style:vertical-align="middle" fo:padding-left="0.075in" fo:padding-right="0.075in" fo:padding-top="0in" fo:padding-bottom="0in" fo:border="0.5pt dotted #000000" style:writing-mode="lr-tb"/>
    </style:style>
    <style:style style:name="Tabla3.5" style:family="table-row">
      <style:table-row-properties style:min-row-height="0.1826in"/>
    </style:style>
    <style:style style:name="Tabla3.6" style:family="table-row">
      <style:table-row-properties style:min-row-height="0.0931in"/>
    </style:style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Heading">
      <style:text-properties style:font-name="Frutiger LT Std 47 Light Cn" style:font-name-complex="Arial"/>
    </style:style>
    <style:style style:name="P3" style:family="paragraph" style:parent-style-name="Texto_20_nota_20_pie">
      <style:paragraph-properties fo:text-align="end" style:justify-single-word="false">
        <style:tab-stops>
          <style:tab-stop style:position="0.3937in"/>
        </style:tab-stops>
      </style:paragraph-properties>
      <style:text-properties style:font-name="Frutiger LT Std 47 Light Cn" style:font-name-complex="Arial"/>
    </style:style>
    <style:style style:name="P4" style:family="paragraph" style:parent-style-name="Normal">
      <style:paragraph-properties fo:text-align="end" style:justify-single-word="false"/>
    </style:style>
    <style:style style:name="P5" style:family="paragraph" style:parent-style-name="Normal">
      <style:paragraph-properties fo:line-height="115%"/>
    </style:style>
    <style:style style:name="P6" style:family="paragraph" style:parent-style-name="Normal">
      <style:text-properties style:font-name="Myriad Pro1" fo:font-size="11pt" fo:font-weight="bold" style:font-size-asian="11pt" style:font-weight-asian="bold" style:font-name-complex="Tahoma" style:font-size-complex="11pt"/>
    </style:style>
    <style:style style:name="P7" style:family="paragraph" style:parent-style-name="Normal">
      <style:text-properties style:font-name="Myriad Pro1" fo:font-size="11pt" fo:font-weight="bold" style:font-size-asian="11pt" style:font-weight-asian="bold" style:font-name-complex="Tahoma" style:font-size-complex="11pt" style:font-weight-complex="bold"/>
    </style:style>
    <style:style style:name="P8" style:family="paragraph" style:parent-style-name="Normal">
      <style:text-properties style:font-name="Myriad Pro1" fo:font-size="11pt" style:font-size-asian="11pt" style:font-name-complex="Tahoma" style:font-size-complex="11pt"/>
    </style:style>
    <style:style style:name="P9" style:family="paragraph" style:parent-style-name="Normal">
      <style:paragraph-properties fo:line-height="115%"/>
      <style:text-properties style:font-name="Myriad Pro1" fo:font-size="11pt" style:font-size-asian="11pt" style:font-name-complex="Tahoma" style:font-size-complex="11pt"/>
    </style:style>
    <style:style style:name="P10" style:family="paragraph" style:parent-style-name="Normal">
      <style:text-properties style:font-name="Arial Narrow" fo:font-size="11pt" style:font-size-asian="11pt" style:font-size-complex="11pt"/>
    </style:style>
    <style:style style:name="P11" style:family="paragraph" style:parent-style-name="Normal">
      <style:paragraph-properties fo:break-before="page"/>
      <style:text-properties style:font-name="Myriad Pro1" fo:font-size="11pt" fo:font-weight="bold" style:font-size-asian="11pt" style:font-weight-asian="bold" style:font-name-complex="Tahoma" style:font-size-complex="11pt"/>
    </style:style>
    <style:style style:name="P12" style:family="paragraph" style:parent-style-name="Normal">
      <style:paragraph-properties fo:margin-top="0.0835in" fo:margin-bottom="0in" loext:contextual-spacing="false" fo:line-height="115%"/>
      <style:text-properties style:font-name="Myriad Pro1" fo:font-size="11pt" style:font-size-asian="11pt" style:font-name-complex="Tahoma" style:font-size-complex="11pt"/>
    </style:style>
    <style:style style:name="P13" style:family="paragraph" style:parent-style-name="Normal">
      <style:paragraph-properties fo:margin-left="-0.0098in" fo:margin-right="0in" fo:line-height="115%" fo:text-indent="0in" style:auto-text-indent="false">
        <style:tab-stops/>
      </style:paragraph-properties>
      <style:text-properties style:font-name="Myriad Pro1" fo:font-size="11pt" style:font-size-asian="11pt" style:font-name-complex="Tahoma" style:font-size-complex="11pt"/>
    </style:style>
    <style:style style:name="P14" style:family="paragraph" style:parent-style-name="Table_20_Contents">
      <style:text-properties style:font-name="Myriad Pro1" fo:font-size="11pt" officeooo:rsid="000937c5" officeooo:paragraph-rsid="000937c5" style:font-size-asian="11pt" style:font-name-complex="Tahoma" style:font-size-complex="11pt"/>
    </style:style>
    <style:style style:name="P15" style:family="paragraph" style:parent-style-name="Table_20_Contents">
      <style:text-properties style:font-name="Myriad Pro1" fo:font-size="11pt" officeooo:rsid="000e0669" officeooo:paragraph-rsid="000e0669" style:font-size-asian="11pt" style:font-name-complex="Tahoma" style:font-size-complex="11pt"/>
    </style:style>
    <style:style style:name="P16" style:family="paragraph" style:parent-style-name="Table_20_Contents">
      <style:text-properties style:font-name="Myriad Pro1" fo:font-size="11pt" officeooo:rsid="000f16bf" officeooo:paragraph-rsid="000f16bf" style:font-size-asian="11pt" style:font-name-complex="Tahoma" style:font-size-complex="11pt"/>
    </style:style>
    <style:style style:name="P17" style:family="paragraph" style:parent-style-name="Table_20_Contents">
      <style:text-properties style:font-name="Myriad Pro" fo:font-size="11pt" officeooo:rsid="000d06f8" officeooo:paragraph-rsid="000d06f8" style:font-size-asian="11pt" style:font-size-complex="11pt"/>
    </style:style>
    <style:style style:name="P18" style:family="paragraph" style:parent-style-name="Table_20_Contents">
      <style:text-properties style:font-name="Myriad Pro" fo:font-size="11pt" officeooo:rsid="00167bb7" officeooo:paragraph-rsid="00167bb7" style:font-size-asian="11pt" style:font-size-complex="11pt"/>
    </style:style>
    <style:style style:name="T1" style:family="text">
      <style:text-properties style:font-name="Frutiger LT Std 47 Light Cn" fo:font-size="11pt" fo:language="es" fo:country="CO" style:font-size-asian="11pt" style:language-asian="es" style:country-asian="CO" style:font-name-complex="Arial" style:font-size-complex="11pt"/>
    </style:style>
    <style:style style:name="T2" style:family="text">
      <style:text-properties style:font-name="Frutiger LT Std 47 Light Cn" fo:font-size="11pt" style:font-size-asian="11pt" style:font-name-complex="Arial" style:font-size-complex="11pt"/>
    </style:style>
    <style:style style:name="T3" style:family="text">
      <style:text-properties style:font-name="Frutiger LT Std 47 Light Cn" fo:font-weight="bold" style:font-weight-asian="bold" style:font-name-complex="Arial"/>
    </style:style>
    <style:style style:name="T4" style:family="text">
      <style:text-properties style:font-name="Frutiger LT Std 47 Light Cn" style:font-name-complex="Arial"/>
    </style:style>
    <style:style style:name="T5" style:family="text">
      <style:text-properties style:font-name="Myriad Pro1" fo:font-size="11pt" style:font-size-asian="11pt" style:font-name-complex="Myriad Pro1" style:font-size-complex="11pt"/>
    </style:style>
    <style:style style:name="T6" style:family="text">
      <style:text-properties style:font-name="Myriad Pro1" fo:font-size="11pt" style:font-size-asian="11pt" style:font-size-complex="11pt"/>
    </style:style>
    <style:style style:name="T7" style:family="text">
      <style:text-properties style:font-name="Myriad Pro1" fo:font-size="11pt" style:font-size-asian="11pt" style:font-name-complex="Tahoma" style:font-size-complex="11pt"/>
    </style:style>
    <style:style style:name="T8" style:family="text">
      <style:text-properties style:font-name="Myriad Pro1" fo:font-size="11pt" fo:font-weight="bold" style:font-size-asian="11pt" style:font-weight-asian="bold" style:font-name-complex="Tahoma" style:font-size-complex="11pt" style:font-weight-complex="bold"/>
    </style:style>
    <style:style style:name="T9" style:family="text">
      <style:text-properties fo:color="#ff0000" style:font-name="Myriad Pro1" fo:font-size="11pt" fo:font-weight="bold" style:font-size-asian="11pt" style:font-weight-asian="bold" style:font-name-complex="Myriad Pro1" style:font-size-complex="11pt" style:font-weight-complex="bold"/>
    </style:style>
    <style:style style:name="T10" style:family="text">
      <style:text-properties officeooo:rsid="0014955c"/>
    </style:style>
    <style:style style:name="fr1" style:family="graphic" style:parent-style-name="Graphics">
      <style:graphic-properties style:vertical-pos="from-top" style:horizontal-pos="from-left" style:horizontal-rel="paragraph-cont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1">PROYECTO</text:p>
          </table:table-cell>
          <table:table-cell table:style-name="Tabla2.A1" office:value-type="string">
            <text:p text:style-name="P5"><text:span text:style-name="Fuente_20_de_20_párrafo_20_predeter."><text:span text:style-name="T5">[NOMBRE]</text:span></text:span></text:p>
          </table:table-cell>
        </table:table-row>
        <table:table-row table:style-name="Tabla2.2">
          <table:table-cell table:style-name="Tabla2.A1" office:value-type="string">
            <text:p text:style-name="P6">PROYECTO NÚMERO – REFERENCIA</text:p>
          </table:table-cell>
          <table:table-cell table:style-name="Tabla2.A1" office:value-type="string">
            <text:p text:style-name="P5"><text:span text:style-name="Fuente_20_de_20_párrafo_20_predeter."><text:span text:style-name="T5">[REFERENCIA]</text:span></text:span></text:p>
          </table:table-cell>
        </table:table-row>
        <table:table-row>
          <table:table-cell table:style-name="Tabla2.A1" office:value-type="string">
            <text:p text:style-name="P6">REFERENCIA CINEP</text:p>
          </table:table-cell>
          <table:table-cell table:style-name="Tabla2.A1" office:value-type="string">
            <text:p text:style-name="P5"><text:span text:style-name="Fuente_20_de_20_párrafo_20_predeter."><text:span text:style-name="T9">[REFERENCIACINEP]</text:span></text:span></text:p>
          </table:table-cell>
        </table:table-row>
        <table:table-row table:style-name="Tabla2.4">
          <table:table-cell table:style-name="Tabla2.A1" office:value-type="string">
            <text:p text:style-name="Normal"><text:span text:style-name="Fuente_20_de_20_párrafo_20_predeter."><text:span text:style-name="T8">FUENTE DE FINANCIACIÓN</text:span></text:span></text:p>
          </table:table-cell>
          <table:table-cell table:style-name="Tabla2.A1" office:value-type="string">
            <text:p text:style-name="P9">[FUENTEFINANCIADOR]</text:p>
          </table:table-cell>
        </table:table-row>
        <table:table-row table:style-name="Tabla2.5">
          <table:table-cell table:style-name="Tabla2.A1" office:value-type="string">
            <text:p text:style-name="Normal"><text:span text:style-name="Fuente_20_de_20_párrafo_20_predeter."><text:span text:style-name="T8">ORGANIGRAMA CINEP</text:span></text:span></text:p>
          </table:table-cell>
          <table:table-cell table:style-name="Tabla2.A1" office:value-type="string">
            <text:p text:style-name="P9">[ORGANIGRAMACINEP]</text:p>
          </table:table-cell>
        </table:table-row>
        <table:table-row>
          <table:table-cell table:style-name="Tabla2.A1" office:value-type="string">
            <text:p text:style-name="P6">COORDINADOR</text:p>
          </table:table-cell>
          <table:table-cell table:style-name="Tabla2.A1" office:value-type="string">
            <text:p text:style-name="P9">[COORDINADOR]</text:p>
          </table:table-cell>
        </table:table-row>
        <table:table-row>
          <table:table-cell table:style-name="Tabla2.A1" office:value-type="string">
            <text:p text:style-name="P6">RESPONSABLE</text:p>
          </table:table-cell>
          <table:table-cell table:style-name="Tabla2.A1" office:value-type="string">
            <text:p text:style-name="P9">[RESPONSABLE]</text:p>
          </table:table-cell>
        </table:table-row>
        <table:table-row>
          <table:table-cell table:style-name="Tabla2.A1" office:value-type="string">
            <text:p text:style-name="P6">EQUIPO DE TRABAJO</text:p>
          </table:table-cell>
          <table:table-cell table:style-name="Tabla2.A1" office:value-type="string">
            <text:p text:style-name="P9">[EQUIPOTRABAJO]</text:p>
          </table:table-cell>
        </table:table-row>
        <table:table-row>
          <table:table-cell table:style-name="Tabla2.A1" office:value-type="string">
            <text:p text:style-name="P6">FINANCIADOR</text:p>
          </table:table-cell>
          <table:table-cell table:style-name="Tabla2.A1" office:value-type="string">
            <text:p text:style-name="P9">[FINANCIADOR]</text:p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8">PRESUPUESTO TOTAL</text:span></text:span></text:p>
          </table:table-cell>
          <table:table-cell table:style-name="Tabla2.A1" office:value-type="string">
            <text:p text:style-name="P12">[PRESUPUESTOTOTAL]</text:p>
          </table:table-cell>
        </table:table-row>
        <table:table-row>
          <table:table-cell table:style-name="Tabla2.A1" office:value-type="string">
            <text:p text:style-name="P6">TIPO DE MONEDA</text:p>
          </table:table-cell>
          <table:table-cell table:style-name="Tabla2.A1" office:value-type="string">
            <text:p text:style-name="P9">[TIPOMONEDA]</text:p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8">APORTE FINANCIADOR</text:span></text:span></text:p>
          </table:table-cell>
          <table:table-cell table:style-name="Tabla2.A1" office:value-type="string">
            <text:p text:style-name="P9">[APORTEFINANCIADOR]</text:p>
          </table:table-cell>
        </table:table-row>
        <table:table-row>
          <table:table-cell table:style-name="Tabla2.A1" office:value-type="string">
            <text:p text:style-name="P7">APORTE FINANCIERO CINEP</text:p>
          </table:table-cell>
          <table:table-cell table:style-name="Tabla2.A1" office:value-type="string">
            <text:p text:style-name="P9">[APORTEFINANCIEROCINEP]</text:p>
          </table:table-cell>
        </table:table-row>
        <table:table-row>
          <table:table-cell table:style-name="Tabla2.A1" office:value-type="string">
            <text:p text:style-name="P7">OTROS APORTES CINEP</text:p>
          </table:table-cell>
          <table:table-cell table:style-name="Tabla2.A1" office:value-type="string">
            <text:p text:style-name="P9">[OTROSAPORTESCINEP]</text:p>
          </table:table-cell>
        </table:table-row>
        <table:table-row table:style-name="Tabla2.15">
          <table:table-cell table:style-name="Tabla2.A1" office:value-type="string">
            <text:p text:style-name="P6">DESEMBOLSOS </text:p>
          </table:table-cell>
          <table:table-cell table:style-name="Tabla2.A1" office:value-type="string">
            <table:table table:name="TDESEMBOLSOS" table:style-name="TDESEMBOLSOS">
              <table:table-column table:style-name="TDESEMBOLSOS.A"/>
              <table:table-column table:style-name="TDESEMBOLSOS.B"/>
              <table:table-column table:style-name="TDESEMBOLSOS.C"/>
              <table:table-row>
                <table:table-cell table:style-name="TDESEMBOLSOS.A1" office:value-type="string">
                  <text:p text:style-name="P14">[DESCRIPCION]</text:p>
                </table:table-cell>
                <table:table-cell table:style-name="TDESEMBOLSOS.B1" office:value-type="string">
                  <text:p text:style-name="P14">[FECHAPLAN]</text:p>
                </table:table-cell>
                <table:table-cell table:style-name="TDESEMBOLSOS.C1" office:value-type="string">
                  <text:p text:style-name="P14">[VALORPLANEADO]</text:p>
                </table:table-cell>
              </table:table-row>
            </table:table>
            <text:p text:style-name="P12"/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8">ACUSE RECIBIDO</text:span></text:span></text:p>
          </table:table-cell>
          <table:table-cell table:style-name="Tabla2.A1" office:value-type="string">
            <text:p text:style-name="P9">[ACUSE]</text:p>
          </table:table-cell>
        </table:table-row>
        <table:table-row table:style-name="Tabla2.17">
          <table:table-cell table:style-name="Tabla2.A1" office:value-type="string">
            <text:p text:style-name="P6">INICIA</text:p>
          </table:table-cell>
          <table:table-cell table:style-name="Tabla2.A1" office:value-type="string">
            <text:p text:style-name="P9">[FECHAINICIO]</text:p>
          </table:table-cell>
        </table:table-row>
        <table:table-row>
          <table:table-cell table:style-name="Tabla2.A1" office:value-type="string">
            <text:p text:style-name="P6">TERMINA </text:p>
          </table:table-cell>
          <table:table-cell table:style-name="Tabla2.A1" office:value-type="string">
            <text:p text:style-name="P9">[FECHACIERRE]</text:p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8">DURACIÓN</text:span></text:span></text:p>
          </table:table-cell>
          <table:table-cell table:style-name="Tabla2.A1" office:value-type="string">
            <text:p text:style-name="P9">[DURACION]</text:p>
          </table:table-cell>
        </table:table-row>
        <table:table-row>
          <table:table-cell table:style-name="Tabla2.A1" office:value-type="string">
            <text:p text:style-name="P7">FECHA LIQUIDACION</text:p>
          </table:table-cell>
          <table:table-cell table:style-name="Tabla2.A1" office:value-type="string">
            <text:p text:style-name="P9">[FECHALIQUIDACION]</text:p>
          </table:table-cell>
        </table:table-row>
        <table:table-row>
          <table:table-cell table:style-name="Tabla2.A1" office:value-type="string">
            <text:p text:style-name="P6">INFORMES NARRATIVOS </text:p>
          </table:table-cell>
          <table:table-cell table:style-name="Tabla2.A1" office:value-type="string">
            <table:table table:name="INFORMESNARRATIVOS" table:style-name="INFORMESNARRATIVOS">
              <table:table-column table:style-name="INFORMESNARRATIVOS.A"/>
              <table:table-column table:style-name="INFORMESNARRATIVOS.B"/>
              <table:table-row>
                <table:table-cell table:style-name="INFORMESNARRATIVOS.A1" office:value-type="string">
                  <text:p text:style-name="P17">[DESCRIPCION]</text:p>
                </table:table-cell>
                <table:table-cell table:style-name="INFORMESNARRATIVOS.B1" office:value-type="string">
                  <text:p text:style-name="P18">[FECHAPLAN]</text:p>
                </table:table-cell>
              </table:table-row>
            </table:table>
            <text:p text:style-name="P5"><text:span text:style-name="Fuente_20_de_20_párrafo_20_predeter."><text:span text:style-name="T6"/></text:span></text:p>
          </table:table-cell>
        </table:table-row>
        <table:table-row table:style-name="Tabla2.22">
          <table:table-cell table:style-name="Tabla2.A1" office:value-type="string">
            <text:p text:style-name="P6">INFORMES FINANCIEROS </text:p>
          </table:table-cell>
          <table:table-cell table:style-name="Tabla2.A1" office:value-type="string">
            <table:table table:name="INFORMESFINANCIEROS" table:style-name="INFORMESFINANCIEROS">
              <table:table-column table:style-name="INFORMESFINANCIEROS.A"/>
              <table:table-column table:style-name="INFORMESFINANCIEROS.B"/>
              <table:table-row>
                <table:table-cell table:style-name="INFORMESFINANCIEROS.A1" office:value-type="string">
                  <text:p text:style-name="P16">[DESCRIPCION]</text:p>
                </table:table-cell>
                <table:table-cell table:style-name="INFORMESFINANCIEROS.B1" office:value-type="string">
                  <text:p text:style-name="P15">[FECHAPLAN]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a2.A1" office:value-type="string">
            <text:p text:style-name="P7">PUBLICACIONES</text:p>
          </table:table-cell>
          <table:table-cell table:style-name="Tabla2.A1" office:value-type="string">
            <text:p text:style-name="P9">[PUBLICACIONES]</text:p>
          </table:table-cell>
        </table:table-row>
        <text:soft-page-break/>
        <table:table-row table:style-name="Tabla2.24">
          <table:table-cell table:style-name="Tabla2.A1" office:value-type="string">
            <text:p text:style-name="Normal"><text:span text:style-name="Fuente_20_de_20_párrafo_20_predeter."><text:span text:style-name="T8">INFORMES DE AUDITORIA / VERIFICACIÓN DE GASTOS / CONTROLES FINANCIADOR</text:span></text:span></text:p>
          </table:table-cell>
          <table:table-cell table:style-name="Tabla2.A1" office:value-type="string">
            <table:table table:name="INFORMESAUDITORIAS" table:style-name="INFORMESAUDITORIAS">
              <table:table-column table:style-name="INFORMESAUDITORIAS.A"/>
              <table:table-column table:style-name="INFORMESAUDITORIAS.B"/>
              <table:table-row>
                <table:table-cell table:style-name="INFORMESAUDITORIAS.A1" office:value-type="string">
                  <text:p text:style-name="P15">[DESCRIPCION]</text:p>
                </table:table-cell>
                <table:table-cell table:style-name="INFORMESAUDITORIAS.B1" office:value-type="string">
                  <text:p text:style-name="P15">[FECHAPLAN]</text:p>
                </table:table-cell>
              </table:table-row>
            </table:table>
            <text:p text:style-name="P13"/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8">EMPRESA DE AUDITORIAS Y RELACIONADOS</text:span></text:span></text:p>
          </table:table-cell>
          <table:table-cell table:style-name="Tabla2.A1" office:value-type="string">
            <text:p text:style-name="P9">[EMPRESAAUDITORIA]</text:p>
          </table:table-cell>
        </table:table-row>
        <table:table-row table:style-name="Tabla2.26">
          <table:table-cell table:style-name="Tabla2.A1" office:value-type="string">
            <text:p text:style-name="P6">CENTRO DE COSTO</text:p>
          </table:table-cell>
          <table:table-cell table:style-name="Tabla2.A1" office:value-type="string">
            <text:p text:style-name="P9">[CENTROCOSTO]</text:p>
          </table:table-cell>
        </table:table-row>
        <table:table-row table:style-name="Tabla2.27">
          <table:table-cell table:style-name="Tabla2.A1" office:value-type="string">
            <text:p text:style-name="P6">COPIAS DE SOPORTE</text:p>
          </table:table-cell>
          <table:table-cell table:style-name="Tabla2.A1" office:value-type="string">
            <text:p text:style-name="P9">[COPIASDESOPORTE]</text:p>
          </table:table-cell>
        </table:table-row>
        <table:table-row table:style-name="Tabla2.26">
          <table:table-cell table:style-name="Tabla2.A1" office:value-type="string">
            <text:p text:style-name="P6">CUENTAS BANCARIAS</text:p>
          </table:table-cell>
          <table:table-cell table:style-name="Tabla2.A1" office:value-type="string">
            <text:p text:style-name="P9">[CUENTASBANCARIAS]</text:p>
          </table:table-cell>
        </table:table-row>
        <table:table-row table:style-name="Tabla2.26">
          <table:table-cell table:style-name="Tabla2.A1" office:value-type="string">
            <text:p text:style-name="Normal"><text:span text:style-name="Fuente_20_de_20_párrafo_20_predeter."><text:span text:style-name="T8">REPORTAR RENDIMIENTOS FINACIEROS</text:span></text:span></text:p>
          </table:table-cell>
          <table:table-cell table:style-name="Tabla2.A1" office:value-type="string">
            <text:p text:style-name="P9">[REPORTARRENDIMIENTOSFINANCIEROS]</text:p>
          </table:table-cell>
        </table:table-row>
        <table:table-row table:style-name="Tabla2.26">
          <table:table-cell table:style-name="Tabla2.A1" office:value-type="string">
            <text:p text:style-name="P7">REINVERTIR RENDIMIENTOS FINACIEROS</text:p>
          </table:table-cell>
          <table:table-cell table:style-name="Tabla2.A1" office:value-type="string">
            <text:p text:style-name="P9">[REINVERTIRRENDIMIENTOSFINANCIEROS]</text:p>
          </table:table-cell>
        </table:table-row>
        <table:table-row table:style-name="Tabla2.26">
          <table:table-cell table:style-name="Tabla2.A1" office:value-type="string">
            <text:p text:style-name="P6">FORMATOS ESPECÍFICOS</text:p>
          </table:table-cell>
          <table:table-cell table:style-name="Tabla2.A1" office:value-type="string">
            <text:p text:style-name="P9">[FORMATOSESPECIFICOS]</text:p>
          </table:table-cell>
        </table:table-row>
        <table:table-row table:style-name="Tabla2.26">
          <table:table-cell table:style-name="Tabla2.A1" office:value-type="string">
            <text:p text:style-name="P6">AUTENTICAR, COMPULSAR SOPORTES</text:p>
          </table:table-cell>
          <table:table-cell table:style-name="Tabla2.A1" office:value-type="string">
            <text:p text:style-name="P9">[AUTENTICARCOMPULSAR]</text:p>
          </table:table-cell>
        </table:table-row>
        <table:table-row table:style-name="Tabla2.26">
          <table:table-cell table:style-name="Tabla2.A1" office:value-type="string">
            <text:p text:style-name="Normal"><text:span text:style-name="Fuente_20_de_20_párrafo_20_predeter."><text:span text:style-name="T8">ANOTACIONES</text:span></text:span></text:p>
          </table:table-cell>
          <table:table-cell table:style-name="Tabla2.A1" office:value-type="string">
            <text:p text:style-name="P9">[ANOTACIONES]</text:p>
          </table:table-cell>
        </table:table-row>
      </table:table>
      <text:p text:style-name="P6"/>
      <text:p text:style-name="P6"/>
      <text:p text:style-name="P6">DATOS GENERALES AGENCIA PARA ESTE PROYECTO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6">FINANCIADOR</text:p>
          </table:table-cell>
          <table:table-cell table:style-name="Tabla3.A1" office:value-type="string">
            <text:p text:style-name="P8">[FINANCIADOR]</text:p>
          </table:table-cell>
        </table:table-row>
        <table:table-row>
          <table:table-cell table:style-name="Tabla3.A1" office:value-type="string">
            <text:p text:style-name="P6">PAIS</text:p>
          </table:table-cell>
          <table:table-cell table:style-name="Tabla3.A1" office:value-type="string">
            <text:p text:style-name="P8">[PAISFINANCIADOR]</text:p>
          </table:table-cell>
        </table:table-row>
        <table:table-row>
          <table:table-cell table:style-name="Tabla3.A1" office:value-type="string">
            <text:p text:style-name="P6">RESPONSABLE</text:p>
          </table:table-cell>
          <table:table-cell table:style-name="Tabla3.A1" office:value-type="string">
            <text:p text:style-name="P8">[RESPAGENCIA]</text:p>
          </table:table-cell>
        </table:table-row>
        <table:table-row>
          <table:table-cell table:style-name="Tabla3.A1" office:value-type="string">
            <text:p text:style-name="P6">E-MAIL</text:p>
          </table:table-cell>
          <table:table-cell table:style-name="Tabla3.A1" office:value-type="string">
            <text:p text:style-name="P8">[EMAILRESPAGENCIA]</text:p>
          </table:table-cell>
        </table:table-row>
        <table:table-row table:style-name="Tabla3.5">
          <table:table-cell table:style-name="Tabla3.A1" office:value-type="string">
            <text:p text:style-name="P6">TELÉFONOS</text:p>
          </table:table-cell>
          <table:table-cell table:style-name="Tabla3.A1" office:value-type="string">
            <text:p text:style-name="P8">[TELRESPAGENCIA]</text:p>
          </table:table-cell>
        </table:table-row>
        <table:table-row table:style-name="Tabla3.6">
          <table:table-cell table:style-name="Tabla3.A1" office:value-type="string">
            <text:p text:style-name="P6">OBSERVACIONES FINANCIADOR</text:p>
          </table:table-cell>
          <table:table-cell table:style-name="Tabla3.A1" office:value-type="string">
            <text:p text:style-name="Normal"><text:span text:style-name="Fuente_20_de_20_párrafo_20_predeter."><text:span text:style-name="T7">[OBSERVACIONES]</text:span>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Myriad Pro" svg:font-family="'Myriad Pro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Myriad Pro1" svg:font-family="'Myriad Pro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O" fo:font-style="normal" style:text-underline-style="none" fo:font-weight="normal" style:letter-kerning="false" style:font-name-asian="Times New Roman" style:font-size-asian="10pt" style:language-asian="es" style:country-asian="CO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O" fo:font-style="normal" style:text-underline-style="none" fo:font-weight="normal" style:letter-kerning="false" fo:background-color="transparent" style:font-name-asian="Times New Roman" style:font-size-asian="10pt" style:language-asian="es" style:country-asian="CO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s" fo:country="ES" style:font-size-asian="12pt" style:language-asian="es" style:country-asian="ES" style:font-size-complex="12pt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Heading" style:family="paragraph" style:parent-style-name="Normal" style:class="text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Texto_20_nota_20_pie" style:display-name="Texto nota pie" style:family="paragraph" style:parent-style-name="Normal">
      <style:paragraph-properties fo:hyphenation-ladder-count="no-limit"/>
      <style:text-properties fo:font-size="10pt" style:font-size-asian="10pt" style:font-size-complex="10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uente_20_de_20_párrafo_20_predeter." style:display-name="Fuente de párrafo predeter.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 style:parent-style-name="Fuente_20_de_20_párrafo_20_predeter."/>
    <style:style style:name="Texto_20_nota_20_pie_20_Car" style:display-name="Texto nota pie Car" style:family="text"/>
    <style:style style:name="Hipervínculo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01gsgtextright" style:family="text"/>
    <style:style style:name="estilo121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a1" style:family="table">
      <style:table-properties style:width="6.3896in" table:align="center"/>
    </style:style>
    <style:style style:name="Tabla1.A" style:family="table-column">
      <style:table-column-properties style:column-width="1.3069in"/>
    </style:style>
    <style:style style:name="Tabla1.B" style:family="table-column">
      <style:table-column-properties style:column-width="3.5653in"/>
    </style:style>
    <style:style style:name="Tabla1.C" style:family="table-column">
      <style:table-column-properties style:column-width="1.5174in"/>
    </style:style>
    <style:style style:name="Tabla1.1" style:family="table-row">
      <style:table-row-properties style:min-row-height="0.1944in" fo:keep-together="always" style:use-optimal-row-height="false"/>
    </style:style>
    <style:style style:name="Tabla1.A1" style:family="table-cell">
      <style:table-cell-properties fo:padding-left="0.0486in" fo:padding-right="0.0486in" fo:padding-top="0in" fo:padding-bottom="0in" fo:border="0.75pt solid #000000" style:writing-mode="lr-tb"/>
    </style:style>
    <style:style style:name="Tabla1.2" style:family="table-row">
      <style:table-row-properties style:min-row-height="0.2792in" fo:keep-together="always" style:use-optimal-row-height="false"/>
    </style:style>
    <style:style style:name="Tabla1.B2" style:family="table-cell">
      <style:table-cell-properties style:vertical-align="middle" fo:padding-left="0.0486in" fo:padding-right="0.0486in" fo:padding-top="0in" fo:padding-bottom="0in" fo:border="0.75pt solid #000000" style:writing-mode="lr-tb"/>
    </style:style>
    <style:style style:name="MP1" style:family="paragraph" style:parent-style-name="Heading">
      <style:paragraph-properties fo:text-align="center" style:justify-single-word="false"/>
    </style:style>
    <style:style style:name="MP2" style:family="paragraph" style:parent-style-name="Heading">
      <style:text-properties style:font-name="Frutiger LT Std 47 Light Cn" style:font-name-complex="Arial"/>
    </style:style>
    <style:style style:name="MP3" style:family="paragraph" style:parent-style-name="Texto_20_nota_20_pie">
      <style:paragraph-properties fo:text-align="end" style:justify-single-word="false">
        <style:tab-stops>
          <style:tab-stop style:position="0.3937in"/>
        </style:tab-stops>
      </style:paragraph-properties>
      <style:text-properties style:font-name="Frutiger LT Std 47 Light Cn" style:font-name-complex="Arial"/>
    </style:style>
    <style:style style:name="MP4" style:family="paragraph" style:parent-style-name="Normal">
      <style:paragraph-properties fo:text-align="end" style:justify-single-word="false"/>
    </style:style>
    <style:style style:name="MT1" style:family="text">
      <style:text-properties style:font-name="Frutiger LT Std 47 Light Cn" fo:font-size="11pt" fo:language="es" fo:country="CO" style:font-size-asian="11pt" style:language-asian="es" style:country-asian="CO" style:font-name-complex="Arial" style:font-size-complex="11pt"/>
    </style:style>
    <style:style style:name="MT2" style:family="text">
      <style:text-properties style:font-name="Frutiger LT Std 47 Light Cn" fo:font-weight="bold" style:font-weight-asian="bold" style:font-name-complex="Arial"/>
    </style:style>
    <style:style style:name="MT3" style:family="text">
      <style:text-properties style:font-name="Frutiger LT Std 47 Light Cn" style:font-name-complex="Arial"/>
    </style:style>
    <style:style style:name="MT4" style:family="text">
      <style:text-properties style:font-name="Frutiger LT Std 47 Light Cn" fo:font-size="11pt" style:font-size-asian="11pt" style:font-name-complex="Arial" style:font-size-complex="11pt"/>
    </style:style>
    <style:style style:name="Mfr1" style:family="graphic" style:parent-style-name="Graphics">
      <style:graphic-properties style:vertical-pos="from-top" style:horizontal-pos="from-left" style:horizontal-rel="paragraph-cont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016in" fo:page-height="11.0016in" style:num-format="1" style:print-orientation="portrait" fo:margin-top="0.4925in" fo:margin-bottom="0.492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953in" fo:margin-left="0in" fo:margin-right="0in" fo:margin-bottom="0in" style:dynamic-spacing="true"/>
      </style:header-style>
      <style:footer-style>
        <style:header-footer-properties fo:min-height="0.2953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/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rows-spanned="2" office:value-type="string">
              <text:p text:style-name="MP1"><text:span text:style-name="Fuente_20_de_20_párrafo_20_predeter."><text:span text:style-name="MT1"><draw:frame draw:style-name="Mfr1" draw:name="Imagen 1" text:anchor-type="as-char" svg:y="0in" svg:width="0.4791in" style:rel-width="scale" svg:height="0.6665in" style:rel-height="scale" draw:z-index="1"><draw:image xlink:href="Pictures/200000090000144300001C298EF624B7.wmf" xlink:type="simple" xlink:show="embed" xlink:actuate="onLoad"/></draw:frame></text:span></text:span><text:span text:style-name="Fuente_20_de_20_párrafo_20_predeter."><text:span text:style-name="MT1"><draw:frame draw:style-name="Mfr1" draw:name="Imagen 4" text:anchor-type="as-char" svg:y="0in" svg:width="0.552in" style:rel-width="scale" svg:height="0.6874in" style:rel-height="scale" draw:z-index="3"><draw:image xlink:href="Pictures/10000000000000DD000000C8AD0E5595.jpg" xlink:type="simple" xlink:show="embed" xlink:actuate="onLoad"/><svg:desc>http://www.cinep.org.co/imagenes/porlapaz_logo_big.jpg</svg:desc></draw:frame></text:span></text:span></text:p>
            </table:table-cell>
            <table:table-cell table:style-name="Tabla1.A1" office:value-type="string">
              <text:p text:style-name="MP1"><text:span text:style-name="Fuente_20_de_20_párrafo_20_predeter."><text:span text:style-name="MT2">FUNDACIÓN CINEP Y PROGRAMA POR LA PAZ</text:span></text:span></text:p>
            </table:table-cell>
            <table:table-cell table:style-name="Tabla1.A1" table:number-rows-spanned="2" office:value-type="string">
              <text:p text:style-name="MP2">Código RE-PR-FG-07</text:p>
              <text:p text:style-name="MP2">Fecha:</text:p>
              <text:p text:style-name="Heading"><text:span text:style-name="Fuente_20_de_20_párrafo_20_predeter."><text:span text:style-name="MT3">Responsable: Gerente de proyectos</text:span></text:span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1"><text:span text:style-name="Fuente_20_de_20_párrafo_20_predeter."><text:span text:style-name="MT2">Ficha de Gestión y Seguimiento</text:span></text:span></text:p>
            </table:table-cell>
            <table:covered-table-cell/>
          </table:table-row>
        </table:table>
        <text:p text:style-name="MP3">No<text:tab/><text:tab/></text:p>
        <text:p text:style-name="MP4"><text:span text:style-name="Fuente_20_de_20_párrafo_20_predeter."><text:span text:style-name="MT4">Página </text:span></text:span><text:span text:style-name="Page_20_Number"><text:span text:style-name="MT4"><text:page-number text:select-page="current">2</text:page-number></text:span></text:span><text:span text:style-name="Fuente_20_de_20_párrafo_20_predeter."><text:span text:style-name="MT4"> de </text:span></text:span><text:span text:style-name="Page_20_Number"><text:span text:style-name="MT4"><text:page-count>2</text:page-count></text:span></text:span></text:p>
        <text:p text:style-name="Heading"/>
        <text:p text:style-name="Heading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OpenBSD_X86_64 LibreOffice_project/40m0$Build-3</meta:generator>
    <dc:title>FICHA  DE GESTIÓN Y SEGUIMIENTO</dc:title>
    <dc:subject/>
    <meta:initial-creator>gerenciaproyectos</meta:initial-creator>
    <meta:creation-date>2016-04-22T15:06:00Z</meta:creation-date>
    <dc:date>2016-05-17T04:44:24.906303029</dc:date>
    <meta:print-date>2009-05-05T14:06:00Z</meta:print-date>
    <meta:editing-cycles>24</meta:editing-cycles>
    <meta:editing-duration>PT1H58M30S</meta:editing-duration>
    <meta:document-statistic meta:table-count="7" meta:image-count="2" meta:object-count="0" meta:page-count="2" meta:paragraph-count="92" meta:word-count="159" meta:character-count="1569" meta:non-whitespace-character-count="1494"/>
    <meta:template xlink:type="simple" xlink:actuate="onRequest" xlink:title="" xlink:href="Normal"/>
  </office:meta>
</office:document-meta>
</file>